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 .................................................. <text:s text:c="12"/><text:tab/>Date: <text:s text:c="2"/>30-10-2012. <text:s text:c="12"/>No: 2.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ANIMALS 2....................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/>
            </table:table-cell>
            <table:table-cell table:style-name="Table1.D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Andɔ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Dakpikp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Dund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Gyat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Ɩsʋ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Kɩa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Ɔkpatak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Tsamboy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>Andɔb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Dakpikp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>Dund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>Gyat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>Ɩsʋ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>Kɩa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>Ɔkpatak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>Tsamboy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>Andɔb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>Dakpikp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>Dund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>Gyat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>Ɩsʋ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>Kɩa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2H56M47S</meta:editing-duration>
    <meta:editing-cycles>10</meta:editing-cycles>
    <meta:generator>OpenOffice.org/3.2$Linux OpenOffice.org_project/320m12$Build-9483</meta:generator>
    <dc:date>2012-10-31T15:21:57</dc:date>
    <meta:print-date>2012-10-27T16:06:46</meta:print-date>
    <meta:document-statistic meta:table-count="1" meta:image-count="0" meta:object-count="0" meta:page-count="3" meta:paragraph-count="51" meta:word-count="69" meta:character-count="614"/>
    <meta:template xlink:type="simple" xlink:actuate="onRequest" xlink:title="BalsaDefault" xlink:href="../../.config/libreoffice/3/user/template/BalsaDefault.ott" meta:date="2012-10-27T15:38:13"/>
  </office:meta>
</office:document-meta>
</file>